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fo:font-weight="normal" style:font-weight-asian="normal" style:font-weight-complex="normal"/>
    </style:style>
    <style:style style:name="P3" style:family="paragraph" style:parent-style-name="Standard">
      <style:paragraph-properties fo:margin-left="1.251cm" fo:margin-right="0cm" fo:text-indent="-0.635cm" style:auto-text-indent="false"/>
      <style:text-properties fo:language="fr" fo:country="FR" fo:font-weight="normal" style:font-weight-asian="normal" style:font-weight-complex="normal"/>
    </style:style>
    <style:style style:name="P4" style:family="paragraph" style:parent-style-name="Standard" style:list-style-name="L1">
      <style:text-properties fo:language="fr" fo:country="FR"/>
    </style:style>
    <style:style style:name="P5" style:family="paragraph" style:parent-style-name="Standard" style:list-style-name="L2">
      <style:text-properties fo:language="fr" fo:country="FR"/>
    </style:style>
    <style:style style:name="P6" style:family="paragraph" style:parent-style-name="Standard" style:list-style-name="L2">
      <style:text-properties fo:language="fr" fo:country="FR" fo:font-weight="normal" style:font-weight-asian="normal" style:font-weight-complex="normal"/>
    </style:style>
    <style:style style:name="P7" style:family="paragraph" style:parent-style-name="Standard" style:list-style-name="L3">
      <style:text-properties fo:language="fr" fo:country="FR" fo:font-weight="normal" style:font-weight-asian="normal" style:font-weight-complex="normal"/>
    </style:style>
    <style:style style:name="P8" style:family="paragraph" style:parent-style-name="Standard" style:list-style-name="L4">
      <style:text-properties fo:language="fr" fo:country="FR" fo:font-weight="normal" style:font-weight-asian="normal" style:font-weight-complex="normal"/>
    </style:style>
    <style:style style:name="P9" style:family="paragraph" style:parent-style-name="Standard" style:list-style-name="L10">
      <style:text-properties fo:language="fr" fo:country="FR" fo:font-weight="normal" style:font-weight-asian="normal" style:font-weight-complex="normal"/>
    </style:style>
    <style:style style:name="P10" style:family="paragraph" style:parent-style-name="Standard" style:list-style-name="L11">
      <style:text-properties fo:language="fr" fo:country="FR" fo:font-weight="normal" style:font-weight-asian="normal" style:font-weight-complex="normal"/>
    </style:style>
    <style:style style:name="P11" style:family="paragraph" style:parent-style-name="Standard" style:list-style-name="L12">
      <style:text-properties fo:language="fr" fo:country="FR" fo:font-weight="normal" style:font-weight-asian="normal" style:font-weight-complex="normal"/>
    </style:style>
    <style:style style:name="P12" style:family="paragraph" style:parent-style-name="Standard" style:list-style-name="L5">
      <style:text-properties fo:language="fr" fo:country="FR"/>
    </style:style>
    <style:style style:name="P13" style:family="paragraph" style:parent-style-name="Standard" style:list-style-name="L6">
      <style:text-properties fo:language="fr" fo:country="FR"/>
    </style:style>
    <style:style style:name="P14" style:family="paragraph" style:parent-style-name="Standard" style:list-style-name="L7">
      <style:text-properties fo:language="fr" fo:country="FR"/>
    </style:style>
    <style:style style:name="P15" style:family="paragraph" style:parent-style-name="Standard" style:list-style-name="L8">
      <style:text-properties fo:language="fr" fo:country="FR"/>
    </style:style>
    <style:style style:name="P16" style:family="paragraph" style:parent-style-name="Standard" style:list-style-name="L11">
      <style:text-properties fo:language="fr" fo:country="FR"/>
    </style:style>
    <style:style style:name="P17" style:family="paragraph" style:parent-style-name="Standard" style:list-style-name="L12">
      <style:text-properties fo:language="fr" fo:country="FR"/>
    </style:style>
    <style:style style:name="P18" style:family="paragraph" style:parent-style-name="Standard" style:list-style-name="L10"/>
    <style:style style:name="P19" style:family="paragraph" style:parent-style-name="Standard" style:list-style-name="L9">
      <style:paragraph-properties fo:margin-left="2.501cm" fo:margin-right="0cm" fo:text-indent="-0.635cm" style:auto-text-indent="false"/>
      <style:text-properties fo:language="fr" fo:country="FR" fo:font-weight="normal" style:font-weight-asian="normal" style:font-weight-complex="normal"/>
    </style:style>
    <style:style style:name="P20" style:family="paragraph" style:parent-style-name="Standard" style:list-style-name="L9">
      <style:paragraph-properties fo:margin-left="2.501cm" fo:margin-right="0cm" fo:text-indent="-0.635cm" style:auto-text-indent="false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fr" fo:country="FR"/>
    </style:style>
    <style:style style:name="T4" style:family="text">
      <style:text-properties fo:language="fr" fo:country="FR" fo:font-weight="normal" style:font-weight-asian="normal" style:font-weight-complex="normal"/>
    </style:style>
    <style:style style:name="T5" style:family="text">
      <style:text-properties style:font-weight-asian="normal"/>
    </style:style>
    <style:style style:name="T6" style:family="text">
      <style:text-properties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stion du matériel </text:p>
      <text:p text:style-name="P1"><text:tab/>planification de l'affectation du matériel<text:tab/></text:p>
      <text:list xml:id="list37403199" text:style-name="L1">
        <text:list-item>
          <text:p text:style-name="P4">gestion de la planification de affectation du matériel: consultation, màj</text:p>
        </text:list-item>
        <text:list-item>
          <text:p text:style-name="P4">consultation du matériel </text:p>
        </text:list-item>
        <text:list-item>
          <text:p text:style-name="P4">consultation de la planification d'utilisation du matériel<text:tab/></text:p>
        </text:list-item>
        <text:list-item>
          <text:p text:style-name="P4">consultation de la planification d'achat du matériel</text:p>
        </text:list-item>
        <text:list-item>
          <text:p text:style-name="P4">consultation de la planification de maintenance</text:p>
        </text:list-item>
        <text:list-item>
          <text:p text:style-name="P4">consultation des achats/locations</text:p>
        </text:list-item>
        <text:list-item>
          <text:p text:style-name="P4">consultation des statistiques</text:p>
        </text:list-item>
      </text:list>
      <text:p text:style-name="P1"><text:tab/>affectation du matériel</text:p>
      <text:list xml:id="list37401270" text:style-name="L2">
        <text:list-item>
          <text:p text:style-name="P5">gestion d'une fiche d'affectation:création, consultation, màj, suppression</text:p>
        </text:list-item>
        <text:list-item>
          <text:p text:style-name="P5">consultation de la planification de maintenance </text:p>
        </text:list-item>
        <text:list-item>
          <text:p text:style-name="P5">consultation de la maintenance en cours</text:p>
        </text:list-item>
        <text:list-item>
          <text:p text:style-name="P5">consultation de la planification d'affectation</text:p>
        </text:list-item>
        <text:list-item>
          <text:p text:style-name="P5">consultation du matériel</text:p>
        </text:list-item>
        <text:list-item>
          <text:p text:style-name="P6">consultation des factures</text:p>
        </text:list-item>
        <text:list-item>
          <text:p text:style-name="P6">consultation des achats/locations en cours</text:p>
        </text:list-item>
        <text:list-item>
          <text:p text:style-name="P6">consultation des fiches chantiers</text:p>
        </text:list-item>
      </text:list>
      <text:p text:style-name="P1"><text:tab/><text:span text:style-name="T2">gestion du parc</text:span></text:p>
      <text:list xml:id="list37397435" text:style-name="L3">
        <text:list-item>
          <text:p text:style-name="P7">réception du matériel</text:p>
        </text:list-item>
        <text:list-item>
          <text:p text:style-name="P7">envoi du matériel</text:p>
        </text:list-item>
        <text:list-item>
          <text:p text:style-name="P7">consultation du matériel/type materiel</text:p>
        </text:list-item>
        <text:list-item>
          <text:p text:style-name="P7">consultation des propretés d'un matériel/type materiel</text:p>
        </text:list-item>
        <text:list-item>
          <text:p text:style-name="P7">consultation des factures</text:p>
        </text:list-item>
        <text:list-item>
          <text:p text:style-name="P7">gestion du matériel: création, consultation, màj, suppression</text:p>
        </text:list-item>
        <text:list-item>
          <text:p text:style-name="P7">gestion du type de matériel: création, consultation, màj, suppression<text:tab/></text:p>
        </text:list-item>
      </text:list>
      <text:p text:style-name="P2"><text:tab/>facturation chantiers</text:p>
      <text:list xml:id="list37405868" text:style-name="L4">
        <text:list-item>
          <text:p text:style-name="P8">gestion des factures:création, consultation, màj, suppression</text:p>
        </text:list-item>
        <text:list-item>
          <text:p text:style-name="P8">envoyer une facture</text:p>
        </text:list-item>
        <text:list-item>
          <text:p text:style-name="P8">envoyer une relance</text:p>
        </text:list-item>
        <text:list-item>
          <text:p text:style-name="P8">consultation chantiers</text:p>
        </text:list-item>
        <text:list-item>
          <text:p text:style-name="P8">consultation des fiches d'affectation du matériel</text:p>
        </text:list-item>
        <text:list-item>
          <text:p text:style-name="P8">consultation du matériel</text:p>
        </text:list-item>
      </text:list>
      <text:p text:style-name="P2"><text:tab/><text:tab/></text:p>
      <text:p text:style-name="P1"><text:tab/></text:p>
      <text:p text:style-name="P1">Gestion d'achats</text:p>
      <text:p text:style-name="P1"><text:tab/>gestion fournisseurs</text:p>
      <text:list xml:id="list37403741" text:style-name="L5">
        <text:list-item>
          <text:p text:style-name="P12">gestion d'une fiche fournisseur:création, consultation, màj, suppression</text:p>
        </text:list-item>
        <text:list-item>
          <text:p text:style-name="P12">consultation des planification d'affectation du matériel</text:p>
        </text:list-item>
        <text:list-item>
          <text:p text:style-name="P12">consultation des factures</text:p>
        </text:list-item>
        <text:list-item>
          <text:p text:style-name="P12">consultation du matériel </text:p>
        </text:list-item>
        <text:list-item>
          <text:p text:style-name="P12">consultation de planification d'achat/location</text:p>
        </text:list-item>
      </text:list>
      <text:p text:style-name="P1"><text:tab/>planifications achats<text:tab/>/ location</text:p>
      <text:list xml:id="list37413504" text:style-name="L6">
        <text:list-item>
          <text:p text:style-name="P13">gestion de la planification d'achats/location: consultation, màj</text:p>
        </text:list-item>
        <text:list-item>
          <text:p text:style-name="P13">consultation des planification d'utilisation du matériel</text:p>
        </text:list-item>
        <text:list-item>
          <text:p text:style-name="P13">consultation des planification d'affectation du matériel</text:p>
        </text:list-item>
        <text:list-item>
          <text:p text:style-name="P13">consultation des planification de maintenance du matériel</text:p>
        </text:list-item>
        <text:list-item>
          <text:p text:style-name="P13">consultation des factures</text:p>
        </text:list-item>
        <text:list-item>
          <text:p text:style-name="P13">consultation du matériel </text:p>
        </text:list-item>
        <text:list-item>
          <text:p text:style-name="P13"><text:soft-page-break/>consultation des statistiques</text:p>
        </text:list-item>
      </text:list>
      <text:p text:style-name="P1"><text:tab/>achats/location matériel</text:p>
      <text:p text:style-name="P1"><text:tab/><text:tab/>achat matériel </text:p>
      <text:list xml:id="list37401205" text:style-name="L7">
        <text:list-item>
          <text:p text:style-name="P14">gestion d'une fiche d'achat du matériel:création, consultation, màj, suppression</text:p>
        </text:list-item>
        <text:list-item>
          <text:p text:style-name="P14">réception des commandes urgentes d'achat matériel</text:p>
        </text:list-item>
        <text:list-item>
          <text:p text:style-name="P14">consultation de la planification d'achats matériel</text:p>
        </text:list-item>
        <text:list-item>
          <text:p text:style-name="P14">consultation et génération des statistiques</text:p>
        </text:list-item>
        <text:list-item>
          <text:p text:style-name="P14">consultation des fournisseurs</text:p>
        </text:list-item>
      </text:list>
      <text:p text:style-name="P1"><text:tab/><text:tab/>location matériel</text:p>
      <text:list xml:id="list37387706" text:style-name="L8">
        <text:list-item>
          <text:p text:style-name="P15">gestion d'une fiche de location du matériel:création, consultation, màj, suppression</text:p>
        </text:list-item>
        <text:list-item>
          <text:p text:style-name="P15">réception des commandes urgentes de location matériel</text:p>
        </text:list-item>
      </text:list>
      <text:list xml:id="list37467820" text:continue-list="list37401205" text:style-name="L7">
        <text:list-item>
          <text:p text:style-name="P14">consultation de la planification de location matériel</text:p>
        </text:list-item>
        <text:list-item>
          <text:p text:style-name="P14">consultation et génération des statistiques</text:p>
        </text:list-item>
        <text:list-item>
          <text:p text:style-name="P14">consultation des fournisseurs</text:p>
        </text:list-item>
      </text:list>
      <text:p text:style-name="P1"/>
      <text:p text:style-name="P1"><text:tab/></text:p>
      <text:p text:style-name="P1"/>
      <text:p text:style-name="P1">Gestion de maintenance</text:p>
      <text:p text:style-name="P1"><text:tab/><text:span text:style-name="T2">gestion des demandes de maintenance du chantier</text:span></text:p>
      <text:list xml:id="list37397504" text:style-name="L9">
        <text:list-item>
          <text:p text:style-name="P19">gestion d'une fiche de maintenance provenant du chantier: création, consultation, màj, suppression</text:p>
        </text:list-item>
        <text:list-item>
          <text:p text:style-name="P19">gestion des avis de maintenance: réception, envoi, màj</text:p>
        </text:list-item>
        <text:list-item>
          <text:p text:style-name="P19">génération statistiques</text:p>
        </text:list-item>
        <text:list-item>
          <text:p text:style-name="P19">consultation, màj fiche matériel</text:p>
        </text:list-item>
        <text:list-item>
          <text:p text:style-name="P19">consultation fiche chantier</text:p>
        </text:list-item>
        <text:list-item>
          <text:p text:style-name="P19">envoie demande achat/location urgente</text:p>
        </text:list-item>
      </text:list>
      <text:p text:style-name="P3"><text:tab/>gestion des demandes de maintenance préventive</text:p>
      <text:list xml:id="list37489630" text:continue-numbering="true" text:style-name="L9">
        <text:list-item>
          <text:p text:style-name="P19">gestion d'une fiche de maintenance préventive: :création, consultation, màj, suppression</text:p>
        </text:list-item>
        <text:list-item>
          <text:p text:style-name="P19">gestion des avis de maintenance: réception, envoi</text:p>
        </text:list-item>
        <text:list-item>
          <text:p text:style-name="P19">consultation de la planification préventive</text:p>
        </text:list-item>
        <text:list-item>
          <text:p text:style-name="P19">génération statistiques</text:p>
        </text:list-item>
        <text:list-item>
          <text:p text:style-name="P20"><text:span text:style-name="T4">consultation, màj fiche matériel</text:span></text:p>
        </text:list-item>
      </text:list>
      <text:p text:style-name="P2"><text:tab/>gestion des contrats avec les entreprises de maintenance</text:p>
      <text:list xml:id="list37399731" text:style-name="L10">
        <text:list-item>
          <text:p text:style-name="P9">changer le sous-traitant</text:p>
        </text:list-item>
        <text:list-item>
          <text:p text:style-name="P18"><text:span text:style-name="T4">créer, consulter, supprimer un contrat de maintenance</text:span></text:p>
        </text:list-item>
      </text:list>
      <text:p text:style-name="P2"><text:tab/>planification de la maintenance préventive</text:p>
      <text:list xml:id="list37397784" text:style-name="L11">
        <text:list-item>
          <text:p text:style-name="P10">gestion de la planification de maintenance préventive: consultation, màj</text:p>
        </text:list-item>
        <text:list-item>
          <text:p text:style-name="P16">consultation des planification d'affectation du matériel</text:p>
        </text:list-item>
        <text:list-item>
          <text:p text:style-name="P16">consultation des planification d'achat/location du matériel</text:p>
        </text:list-item>
        <text:list-item>
          <text:p text:style-name="P16">consultation des factures</text:p>
        </text:list-item>
        <text:list-item>
          <text:p text:style-name="P16">consultation du matériel </text:p>
        </text:list-item>
        <text:list-item>
          <text:p text:style-name="P10">consultation des statistiques</text:p>
        </text:list-item>
      </text:list>
      <text:p text:style-name="P1"/>
      <text:p text:style-name="P1">Chantiers</text:p>
      <text:list xml:id="list37402031" text:style-name="L12">
        <text:list-item>
          <text:p text:style-name="P17">gestion fiche chantier: <text:span text:style-name="T2">création, consultation, màj, suppression</text:span></text:p>
        </text:list-item>
        <text:list-item>
          <text:p text:style-name="P11">envoi demande maintenance</text:p>
        </text:list-item>
        <text:list-item>
          <text:p text:style-name="P11">reçoit avis maintenance</text:p>
        </text:list-item>
        <text:list-item>
          <text:p text:style-name="P11"><text:soft-page-break/>reçoit facture</text:p>
        </text:list-item>
        <text:list-item>
          <text:p text:style-name="P11">consultation du matériel </text:p>
        </text:list-item>
        <text:list-item>
          <text:p text:style-name="P11">consultation et génération des statistiques</text:p>
        </text:list-item>
        <text:list-item>
          <text:p text:style-name="P11">consultation des planification d'achat/location du matérie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rtu Stefana</meta:initial-creator>
    <meta:creation-date>2011-02-16T09:32:38.96</meta:creation-date>
    <dc:date>2011-02-18T17:35:21.03</dc:date>
    <dc:creator>Gartu Stefana</dc:creator>
    <meta:editing-duration>PT02H32M19S</meta:editing-duration>
    <meta:editing-cycles>10</meta:editing-cycles>
    <meta:generator>OpenOffice.org/3.2$Win32 OpenOffice.org_project/320m18$Build-9502</meta:generator>
    <meta:document-statistic meta:table-count="0" meta:image-count="0" meta:object-count="0" meta:page-count="3" meta:paragraph-count="96" meta:word-count="521" meta:character-count="3843"/>
  </office:meta>
</office:document-meta>
</file>